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e840d" officeooo:paragraph-rsid="001e840d"/>
    </style:style>
    <style:style style:name="P2" style:family="paragraph" style:parent-style-name="Standard" style:list-style-name="L1">
      <style:text-properties officeooo:rsid="001ebb93" officeooo:paragraph-rsid="001ebb93"/>
    </style:style>
    <style:style style:name="P3" style:family="paragraph" style:parent-style-name="Standard" style:list-style-name="L1">
      <style:text-properties officeooo:rsid="0020bbf2" officeooo:paragraph-rsid="0020bbf2"/>
    </style:style>
    <style:style style:name="P4" style:family="paragraph" style:parent-style-name="Standard" style:list-style-name="L1">
      <style:text-properties officeooo:rsid="001eeb92" officeooo:paragraph-rsid="001eeb92"/>
    </style:style>
    <style:style style:name="P5" style:family="paragraph" style:parent-style-name="Standard" style:list-style-name="L1">
      <style:text-properties officeooo:rsid="002332b5" officeooo:paragraph-rsid="002332b5"/>
    </style:style>
    <style:style style:name="P6" style:family="paragraph" style:parent-style-name="Standard" style:list-style-name="L1">
      <style:text-properties officeooo:rsid="002398c3" officeooo:paragraph-rsid="002398c3"/>
    </style:style>
    <style:style style:name="P7" style:family="paragraph" style:parent-style-name="Standard" style:list-style-name="L1">
      <style:text-properties officeooo:rsid="002522bb" officeooo:paragraph-rsid="002522bb"/>
    </style:style>
    <style:style style:name="P8" style:family="paragraph" style:parent-style-name="Standard" style:list-style-name="L1">
      <style:text-properties officeooo:rsid="0025fbdf" officeooo:paragraph-rsid="0025fbdf"/>
    </style:style>
    <style:style style:name="P9" style:family="paragraph" style:parent-style-name="Standard" style:list-style-name="L1">
      <style:text-properties officeooo:rsid="002662c4" officeooo:paragraph-rsid="002662c4"/>
    </style:style>
    <style:style style:name="P10" style:family="paragraph" style:parent-style-name="Standard" style:list-style-name="L1">
      <style:text-properties officeooo:rsid="0026a28b" officeooo:paragraph-rsid="0026a28b"/>
    </style:style>
    <style:style style:name="P11" style:family="paragraph" style:parent-style-name="Standard" style:list-style-name="L1">
      <style:text-properties officeooo:rsid="0028019f" officeooo:paragraph-rsid="0028019f"/>
    </style:style>
    <style:style style:name="P12" style:family="paragraph" style:parent-style-name="Standard" style:list-style-name="L1">
      <style:text-properties officeooo:rsid="0029dcbc" officeooo:paragraph-rsid="0029dcbc"/>
    </style:style>
    <style:style style:name="P13" style:family="paragraph" style:parent-style-name="Standard" style:list-style-name="L1">
      <style:text-properties officeooo:rsid="002a8617" officeooo:paragraph-rsid="002a8617"/>
    </style:style>
    <style:style style:name="P14" style:family="paragraph" style:parent-style-name="Standard" style:list-style-name="L1">
      <style:text-properties officeooo:rsid="002d115c" officeooo:paragraph-rsid="002d115c"/>
    </style:style>
    <style:style style:name="P15" style:family="paragraph" style:parent-style-name="Standard" style:list-style-name="L1">
      <style:text-properties officeooo:rsid="002e93ee" officeooo:paragraph-rsid="002e93ee"/>
    </style:style>
    <style:style style:name="P16" style:family="paragraph" style:parent-style-name="Header">
      <style:text-properties officeooo:rsid="002be432" officeooo:paragraph-rsid="002be432"/>
    </style:style>
    <style:style style:name="P17" style:family="paragraph" style:parent-style-name="Subtitle">
      <style:text-properties officeooo:rsid="002be432" officeooo:paragraph-rsid="002be432"/>
    </style:style>
    <style:style style:name="P18" style:family="paragraph" style:parent-style-name="Title">
      <style:text-properties officeooo:rsid="002be432" officeooo:paragraph-rsid="002be432"/>
    </style:style>
    <style:style style:name="T1" style:family="text">
      <style:text-properties officeooo:rsid="001eeb92"/>
    </style:style>
    <style:style style:name="T2" style:family="text">
      <style:text-properties officeooo:rsid="002206a4"/>
    </style:style>
    <style:style style:name="T3" style:family="text">
      <style:text-properties officeooo:rsid="0023e585"/>
    </style:style>
    <style:style style:name="T4" style:family="text">
      <style:text-properties officeooo:rsid="002a8617"/>
    </style:style>
    <style:style style:name="T5" style:family="text">
      <style:text-properties officeooo:rsid="002d11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47446719621094998" text:style-name="L1">
        <text:list-item>
          <text:p text:style-name="P1">Version 0.001:</text:p>
          <text:list>
            <text:list-item>
              <text:p text:style-name="P1">Basic math (+-/*) implemented</text:p>
            </text:list-item>
            <text:list-item>
              <text:p text:style-name="P1">pop and disp ready</text:p>
            </text:list-item>
          </text:list>
        </text:list-item>
        <text:list-item>
          <text:p text:style-name="P1">Version 0.003 (changes since last in list, in this case 0.001)</text:p>
          <text:list>
            <text:list-item>
              <text:p text:style-name="P1">INVALID COMMAND implemented.</text:p>
            </text:list-item>
            <text:list-item>
              <text:p text:style-name="P1">Print and / // in print implemented</text:p>
            </text:list-item>
            <text:list-item>
              <text:p text:style-name="P1">vcheck implemented</text:p>
            </text:list-item>
            <text:list-item>
              <text:p text:style-name="P1">math placeholder implemented</text:p>
            </text:list-item>
            <text:list-item>
              <text:p text:style-name="P1">basic if implemented, no else. Stack checking works.</text:p>
            </text:list-item>
            <text:list-item>
              <text:p text:style-name="P1">.<text:span text:style-name="T3">prefixscript file extension adopted</text:span></text:p>
            </text:list-item>
          </text:list>
        </text:list-item>
        <text:list-item>
          <text:p text:style-name="P1">Version 0.005</text:p>
          <text:list>
            <text:list-item>
              <text:p text:style-name="P1">INVALID COMMAND lists which command was invalid</text:p>
            </text:list-item>
            <text:list-item>
              <text:p text:style-name="P1">top implemented (dupe of disp)</text:p>
            </text:list-item>
            <text:list-item>
              <text:p text:style-name="P1">linebreak implemented</text:p>
            </text:list-item>
            <text:list-item>
              <text:p text:style-name="P1">else implemented, no /else</text:p>
            </text:list-item>
          </text:list>
        </text:list-item>
        <text:list-item>
          <text:p text:style-name="P1">Version 0.006</text:p>
          <text:list>
            <text:list-item>
              <text:p text:style-name="P1">silentpop implemented</text:p>
            </text:list-item>
            <text:list-item>
              <text:p text:style-name="P1">repeat implemented</text:p>
            </text:list-item>
            <text:list-item>
              <text:p text:style-name="P2">vcheck now repeats back current version</text:p>
            </text:list-item>
          </text:list>
        </text:list-item>
        <text:list-item>
          <text:p text:style-name="P1">version 0.007</text:p>
          <text:list>
            <text:list-item>
              <text:p text:style-name="P1">/else replaces else</text:p>
            </text:list-item>
            <text:list-item>
              <text:p text:style-name="P3">minimum version should have been updated, but wasn't.</text:p>
            </text:list-item>
            <text:list-item>
              <text:p text:style-name="P11">Print now allows /ns to denote no space after the next word</text:p>
            </text:list-item>
          </text:list>
        </text:list-item>
        <text:list-item>
          <text:p text:style-name="P12">Version 0.008</text:p>
          <text:list>
            <text:list-item>
              <text:p text:style-name="P12">/// now included in print statement</text:p>
            </text:list-item>
          </text:list>
        </text:list-item>
        <text:list-item>
          <text:p text:style-name="P2">Version 0.009</text:p>
          <text:list>
            <text:list-item>
              <text:p text:style-name="P2">popn implemented</text:p>
            </text:list-item>
            <text:list-item>
              <text:p text:style-name="P2">top now adds new line, not just dupe of disp</text:p>
            </text:list-item>
            <text:list-item>
              <text:p text:style-name="P2">memory implemented</text:p>
              <text:list>
                <text:list-item>
                  <text:p text:style-name="P2">memory store {0-31}</text:p>
                </text:list-item>
                <text:list-item>
                  <text:p text:style-name="P2">memory recall {0-31}</text:p>
                </text:list-item>
              </text:list>
            </text:list-item>
            <text:list-item>
              <text:p text:style-name="P2">code refactored into separate files</text:p>
            </text:list-item>
            <text:list-item>
              <text:p text:style-name="P2">accepts files as arguments instead of just pipe from stdin</text:p>
            </text:list-item>
            <text:list-item>
              <text:p text:style-name="P2">comment support with c /c</text:p>
            </text:list-item>
            <text:list-item>
              <text:p text:style-name="P2">implemented basic memory protection</text:p>
            </text:list-item>
            <text:list-item>
              <text:p text:style-name="P10">Required minimum version properly updated to 0.007</text:p>
            </text:list-item>
          </text:list>
        </text:list-item>
        <text:list-item>
          <text:p text:style-name="P2">Version 0.010</text:p>
          <text:list>
            <text:list-item>
              <text:p text:style-name="P2">two new stacks at s2 and s3 commands</text:p>
              <text:list>
                <text:list-item>
                  <text:p text:style-name="P2">only capable of storage, and exchange between main stack, no computation</text:p>
                </text:list-item>
                <text:list-item>
                  <text:p text:style-name="P2"><text:soft-page-break/>syntax:</text:p>
                  <text:list>
                    <text:list-item>
                      <text:p text:style-name="P2">{s2,s3} {push,pop,top,disp,add,dupe,s1pop,s1top,silentpop}</text:p>
                    </text:list-item>
                  </text:list>
                </text:list-item>
                <text:list-item>
                  <text:p text:style-name="P2">add pops from storage stack, adds to storage{2,3}</text:p>
                </text:list-item>
                <text:list-item>
                  <text:p text:style-name="P2">dupe disps from storage stack, adds to storage{2,3}</text:p>
                </text:list-item>
                <text:list-item>
                  <text:p text:style-name="P2">s1pop pops to s1</text:p>
                </text:list-item>
                <text:list-item>
                  <text:p text:style-name="P2">s1top disps to s1</text:p>
                </text:list-item>
              </text:list>
            </text:list-item>
            <text:list-item>
              <text:p text:style-name="P2">code refactored and cleaned up</text:p>
              <text:list>
                <text:list-item>
                  <text:p text:style-name="P2">unused variables removed</text:p>
                </text:list-item>
                <text:list-item>
                  <text:p text:style-name="P2">commented sections denote categories of commands.h</text:p>
                </text:list-item>
              </text:list>
            </text:list-item>
            <text:list-item>
              <text:p text:style-name="P2"><text:span text:style-name="T1">failure</text:span> system implemented. After 10 bad commands, exit is run (unsuccessfully)</text:p>
            </text:list-item>
            <text:list-item>
              <text:p text:style-name="P4">failure system throws error <text:span text:style-name="T2">2</text:span> to main</text:p>
            </text:list-item>
            <text:list-item>
              <text:p text:style-name="P2">memory protection better implemented</text:p>
            </text:list-item>
            <text:list-item>
              <text:p text:style-name="P2">user input possible to stack</text:p>
            </text:list-item>
            <text:list-item>
              <text:p text:style-name="P2">user string input possible, but unused by anything</text:p>
            </text:list-item>
            <text:list-item>
              <text:p text:style-name="P5">empty stack segfault protection added to if, + /+ (and all other basic operations), repeat, and anything else that uses the stack and doesn't check whether it's empty first</text:p>
            </text:list-item>
            <text:list-item>
              <text:p text:style-name="P6">File extension .presc adopted to replace .prefixscript</text:p>
            </text:list-item>
            <text:list-item>
              <text:p text:style-name="P7">Complete HTML documentation written</text:p>
            </text:list-item>
            <text:list-item>
              <text:p text:style-name="P7">non-stack related commands that use the stack now check to see whether it's empty and handle if it's not in a way that won't crash the interpreter</text:p>
            </text:list-item>
          </text:list>
        </text:list-item>
        <text:list-item>
          <text:p text:style-name="P8">Version 0.011</text:p>
          <text:list>
            <text:list-item>
              <text:p text:style-name="P8">Sentinel repetition <text:span text:style-name="T4">(value = value)</text:span> implemented with the srepeat command</text:p>
              <text:list>
                <text:list-item>
                  <text:p text:style-name="P8">Checks whether value in sentinel memory is equal to argument of statement</text:p>
                </text:list-item>
              </text:list>
            </text:list-item>
            <text:list-item>
              <text:p text:style-name="P8">Sentinel memory implemented with the repeatmemory command.</text:p>
              <text:list>
                <text:list-item>
                  <text:p text:style-name="P8">Read-only, 32-double size.</text:p>
                </text:list-item>
              </text:list>
            </text:list-item>
            <text:list-item>
              <text:p text:style-name="P13">Sentinel repetition (value != value) implemented with the sxrepeat command</text:p>
              <text:list>
                <text:list-item>
                  <text:p text:style-name="P13">Integrated into srepeat code, very little extra spent on the x in sxrepeat</text:p>
                </text:list-item>
              </text:list>
            </text:list-item>
            <text:list-item>
              <text:p text:style-name="P9">Ability to change the maximum number of bad commands from the interpreter with setfails implemented.</text:p>
            </text:list-item>
            <text:list-item>
              <text:p text:style-name="P9">HTML docs updated with a TOC, version compatibility notes, and a way to jump to sections from the TOC</text:p>
            </text:list-item>
            <text:list-item>
              <text:p text:style-name="P14">extensions.cpp no longer a blank file imported in the wrong place</text:p>
            </text:list-item>
            <text:list-item>
              <text:p text:style-name="P15">math commands implemented (finally) including:</text:p>
              <text:list>
                <text:list-item>
                  <text:p text:style-name="P15">pow</text:p>
                </text:list-item>
                <text:list-item>
                  <text:p text:style-name="P15">sqrt</text:p>
                </text:list-item>
                <text:list-item>
                  <text:p text:style-name="P15">loge</text:p>
                </text:list-item>
                <text:list-item>
                  <text:p text:style-name="P15">log10</text:p>
                </text:list-item>
                <text:list-item>
                  <text:p text:style-name="P15">cos, acos, sin, asin, tan, atan</text:p>
                </text:list-item>
              </text:list>
            </text:list-item>
            <text:list-item>
              <text:p text:style-name="P15">Test suite updated with 20 tests instead of 15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be432" officeooo:paragraph-rsid="002be432"/>
    </style:style>
    <style:style style:name="MP2" style:family="paragraph" style:parent-style-name="Title">
      <style:text-properties officeooo:rsid="002be432" officeooo:paragraph-rsid="002be432"/>
    </style:style>
    <style:style style:name="MP3" style:family="paragraph" style:parent-style-name="Subtitle">
      <style:text-properties officeooo:rsid="002be432" officeooo:paragraph-rsid="002be432"/>
    </style:style>
    <style:style style:name="MT1" style:family="text">
      <style:text-properties officeooo:rsid="002d115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refixScript Changelog<text:tab/><text:span text:style-name="MT1">Page </text:span><text:span text:style-name="MT1"><text:page-number text:select-page="current">2</text:page-number></text:span><text:span text:style-name="MT1"> of </text:span><text:span text:style-name="MT1"><text:page-count>2</text:page-count></text:span><text:tab/>Current version: 0.011</text:p>
      </style:header>
      <style:header-first>
        <text:p text:style-name="MP2">PrefixScript Changelog</text:p>
        <text:p text:style-name="MP3">Versions up to 0.011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21:28:20.717691651</meta:creation-date>
    <dc:date>2016-04-24T20:01:18.953442528</dc:date>
    <meta:editing-duration>PT5H42S</meta:editing-duration>
    <meta:editing-cycles>17</meta:editing-cycles>
    <meta:generator>LibreOffice/5.0.6.1$Linux_X86_64 LibreOffice_project/00$Build-1</meta:generator>
    <meta:document-statistic meta:table-count="0" meta:image-count="0" meta:object-count="0" meta:page-count="2" meta:paragraph-count="77" meta:word-count="545" meta:character-count="3101" meta:non-whitespace-character-count="2707"/>
  </office:meta>
</office:document-meta>
</file>